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2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298in"/>
    </style:style>
    <style:style style:name="co6" style:family="table-column">
      <style:table-column-properties fo:break-before="auto" style:column-width="2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prison_20_roster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son roster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1013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Scotland in 1820, by individual prison</text:p>
          </table:table-cell>
          <table:covered-table-cell table:number-columns-repeated="4" table:style-name="ce2"/>
          <table:table-cell table:number-columns-repeated="5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string">
            <text:p>lid</text:p>
          </table:table-cell>
          <table:table-cell office:value-type="string">
            <text:p>kingdom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commitments</text:p>
          </table:table-cell>
          <table:table-cell office:value-type="string">
            <text:p>greatest num</text:p>
          </table:table-cell>
          <table:table-cell office:value-type="string">
            <text:p>debtors </text:p>
          </table:table-cell>
          <table:table-cell office:value-type="string">
            <text:p>male-crim</text:p>
          </table:table-cell>
          <table:table-cell office:value-type="string">
            <text:p>female-crim</text:p>
          </table:table-cell>
          <table:table-cell/>
          <table:table-cell office:value-type="string">
            <text:p>source and notes</text:p>
          </table:table-cell>
          <table:table-cell table:number-columns-repeated="1013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</text:p>
          </table:table-cell>
          <table:table-cell table:number-columns-repeated="2" office:value-type="string">
            <text:p>Aberdeen</text:p>
          </table:table-cell>
          <table:table-cell office:value-type="float" office:value="172">
            <text:p>17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rom prison inspectors reports for 1820</text:p>
          </table:table-cell>
          <table:table-cell table:number-columns-repeated="1013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</text:p>
          </table:table-cell>
          <table:table-cell table:number-columns-repeated="2" office:value-type="string">
            <text:p>Aberdeen</text:p>
          </table:table-cell>
          <table:table-cell office:value-type="float" office:value="138">
            <text:p>13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</text:p>
          </table:table-cell>
          <table:table-cell office:value-type="string">
            <text:p>Argyle</text:p>
          </table:table-cell>
          <table:table-cell office:value-type="string">
            <text:p>Campbeltown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</text:p>
          </table:table-cell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</text:p>
          </table:table-cell>
          <table:table-cell office:value-type="string">
            <text:p>Ayr</text:p>
          </table:table-cell>
          <table:table-cell office:value-type="string">
            <text:p>Irvine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</text:p>
          </table:table-cell>
          <table:table-cell office:value-type="string">
            <text:p>Banff</text:p>
          </table:table-cell>
          <table:table-cell office:value-type="string">
            <text:p>Banff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</text:p>
          </table:table-cell>
          <table:table-cell office:value-type="string">
            <text:p>Berwick</text:p>
          </table:table-cell>
          <table:table-cell office:value-type="string">
            <text:p>Greenlaw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</text:p>
          </table:table-cell>
          <table:table-cell office:value-type="string">
            <text:p>Berwick</text:p>
          </table:table-cell>
          <table:table-cell office:value-type="string">
            <text:p>Laud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</text:p>
          </table:table-cell>
          <table:table-cell office:value-type="string">
            <text:p>Bute</text:p>
          </table:table-cell>
          <table:table-cell office:value-type="string">
            <text:p>Rothesay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</text:p>
          </table:table-cell>
          <table:table-cell office:value-type="string">
            <text:p>Caithness</text:p>
          </table:table-cell>
          <table:table-cell office:value-type="string">
            <text:p>Tolbooth of Wick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</text:p>
          </table:table-cell>
          <table:table-cell office:value-type="string">
            <text:p>Clackmann</text:p>
          </table:table-cell>
          <table:table-cell office:value-type="string">
            <text:p>Allo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</text:p>
          </table:table-cell>
          <table:table-cell office:value-type="string">
            <text:p>Cromarty</text:p>
          </table:table-cell>
          <table:table-cell office:value-type="string">
            <text:p>Town House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</text:p>
          </table:table-cell>
          <table:table-cell office:value-type="string">
            <text:p>Dumbarton</text:p>
          </table:table-cell>
          <table:table-cell office:value-type="string">
            <text:p>Dumbarton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</text:p>
          </table:table-cell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float" office:value="164">
            <text:p>164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</text:p>
          </table:table-cell>
          <table:table-cell office:value-type="string">
            <text:p>Dumfries</text:p>
          </table:table-cell>
          <table:table-cell office:value-type="string">
            <text:p>Annan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</text:p>
          </table:table-cell>
          <table:table-cell office:value-type="string">
            <text:p>Edinburgh</text:p>
          </table:table-cell>
          <table:table-cell office:value-type="string">
            <text:p>Calton</text:p>
          </table:table-cell>
          <table:table-cell office:value-type="float" office:value="681">
            <text:p>681</text:p>
          </table:table-cell>
          <table:table-cell office:value-type="float" office:value="124">
            <text:p>124</text:p>
          </table:table-cell>
          <table:table-cell office:value-type="float" office:value="283">
            <text:p>283</text:p>
          </table:table-cell>
          <table:table-cell office:value-type="float" office:value="340">
            <text:p>340</text:p>
          </table:table-cell>
          <table:table-cell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</text:p>
          </table:table-cell>
          <table:table-cell office:value-type="string">
            <text:p>Edinburgh</text:p>
          </table:table-cell>
          <table:table-cell office:value-type="string">
            <text:p>Canongate</text:p>
          </table:table-cell>
          <table:table-cell office:value-type="float" office:value="296">
            <text:p>29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</text:p>
          </table:table-cell>
          <table:table-cell office:value-type="string">
            <text:p>Edinburgh</text:p>
          </table:table-cell>
          <table:table-cell office:value-type="string">
            <text:p>Leith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</text:p>
          </table:table-cell>
          <table:table-cell office:value-type="string">
            <text:p>Edinburgh</text:p>
          </table:table-cell>
          <table:table-cell office:value-type="string">
            <text:p>Musselburgh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</text:p>
          </table:table-cell>
          <table:table-cell office:value-type="string">
            <text:p>Edinburgh</text:p>
          </table:table-cell>
          <table:table-cell office:value-type="string">
            <text:p>Dalkeith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</text:p>
          </table:table-cell>
          <table:table-cell office:value-type="string">
            <text:p>Elgin</text:p>
          </table:table-cell>
          <table:table-cell office:value-type="string">
            <text:p>Elgin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</text:p>
          </table:table-cell>
          <table:table-cell office:value-type="string">
            <text:p>Elgin</text:p>
          </table:table-cell>
          <table:table-cell office:value-type="string">
            <text:p>Forres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</text:p>
          </table:table-cell>
          <table:table-cell office:value-type="string">
            <text:p>Fife</text:p>
          </table:table-cell>
          <table:table-cell office:value-type="string">
            <text:p>Burntisland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S</text:p>
          </table:table-cell>
          <table:table-cell office:value-type="string">
            <text:p>Fife</text:p>
          </table:table-cell>
          <table:table-cell office:value-type="string">
            <text:p>Dunfermline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</text:p>
          </table:table-cell>
          <table:table-cell office:value-type="string">
            <text:p>Fife</text:p>
          </table:table-cell>
          <table:table-cell office:value-type="string">
            <text:p>Dysart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</text:p>
          </table:table-cell>
          <table:table-cell office:value-type="string">
            <text:p>Fife</text:p>
          </table:table-cell>
          <table:table-cell office:value-type="string">
            <text:p>Kirkaldy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</text:p>
          </table:table-cell>
          <table:table-cell office:value-type="string">
            <text:p>Forfar</text:p>
          </table:table-cell>
          <table:table-cell office:value-type="string">
            <text:p>Tolbooth of Forfar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</text:p>
          </table:table-cell>
          <table:table-cell office:value-type="string">
            <text:p>Forfar</text:p>
          </table:table-cell>
          <table:table-cell office:value-type="string">
            <text:p>Forfar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</text:p>
          </table:table-cell>
          <table:table-cell office:value-type="string">
            <text:p>Forfar</text:p>
          </table:table-cell>
          <table:table-cell office:value-type="string">
            <text:p>Brechin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</text:p>
          </table:table-cell>
          <table:table-cell office:value-type="string">
            <text:p>Forfar</text:p>
          </table:table-cell>
          <table:table-cell office:value-type="string">
            <text:p>Dundee</text:p>
          </table:table-cell>
          <table:table-cell office:value-type="float" office:value="201">
            <text:p>20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</text:p>
          </table:table-cell>
          <table:table-cell office:value-type="string">
            <text:p>Forfar</text:p>
          </table:table-cell>
          <table:table-cell office:value-type="string">
            <text:p>Montrose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</text:p>
          </table:table-cell>
          <table:table-cell office:value-type="string">
            <text:p>Forfar</text:p>
          </table:table-cell>
          <table:table-cell office:value-type="string">
            <text:p>Haddington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S</text:p>
          </table:table-cell>
          <table:table-cell office:value-type="string">
            <text:p>Forfar</text:p>
          </table:table-cell>
          <table:table-cell office:value-type="string">
            <text:p>Dunb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</text:p>
          </table:table-cell>
          <table:table-cell office:value-type="string">
            <text:p>Forfar</text:p>
          </table:table-cell>
          <table:table-cell office:value-type="string">
            <text:p>Inverness</text:p>
          </table:table-cell>
          <table:table-cell office:value-type="float" office:value="87">
            <text:p>8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S</text:p>
          </table:table-cell>
          <table:table-cell office:value-type="string">
            <text:p>Kincardine</text:p>
          </table:table-cell>
          <table:table-cell office:value-type="string">
            <text:p>Stonehaven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</text:p>
          </table:table-cell>
          <table:table-cell office:value-type="string">
            <text:p>Kirkcudbright</text:p>
          </table:table-cell>
          <table:table-cell office:value-type="string">
            <text:p>Kirkcudbright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</text:p>
          </table:table-cell>
          <table:table-cell office:value-type="string">
            <text:p>Lanark</text:p>
          </table:table-cell>
          <table:table-cell office:value-type="string">
            <text:p>Glasgow</text:p>
          </table:table-cell>
          <table:table-cell office:value-type="float" office:value="1964">
            <text:p>1964</text:p>
          </table:table-cell>
          <table:table-cell office:value-type="float" office:value="186">
            <text:p>186</text:p>
          </table:table-cell>
          <table:table-cell office:value-type="float" office:value="63">
            <text:p>63</text:p>
          </table:table-cell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</text:p>
          </table:table-cell>
          <table:table-cell office:value-type="string">
            <text:p>Lanark</text:p>
          </table:table-cell>
          <table:table-cell office:value-type="string">
            <text:p>Glasgow</text:p>
          </table:table-cell>
          <table:table-cell office:value-type="float" office:value="1425">
            <text:p>1425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</text:p>
          </table:table-cell>
          <table:table-cell office:value-type="string">
            <text:p>Lanark</text:p>
          </table:table-cell>
          <table:table-cell office:value-type="string">
            <text:p>Lanark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</text:p>
          </table:table-cell>
          <table:table-cell office:value-type="string">
            <text:p>Lanark</text:p>
          </table:table-cell>
          <table:table-cell office:value-type="string">
            <text:p>Ruthergle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</text:p>
          </table:table-cell>
          <table:table-cell office:value-type="string">
            <text:p>Orkney and Shetland</text:p>
          </table:table-cell>
          <table:table-cell office:value-type="string">
            <text:p>Kirkwall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</text:p>
          </table:table-cell>
          <table:table-cell office:value-type="string">
            <text:p>Orkney and Shetland</text:p>
          </table:table-cell>
          <table:table-cell office:value-type="string">
            <text:p>Lerwick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</text:p>
          </table:table-cell>
          <table:table-cell office:value-type="string">
            <text:p>Peebles</text:p>
          </table:table-cell>
          <table:table-cell office:value-type="string">
            <text:p>Peebles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</text:p>
          </table:table-cell>
          <table:table-cell table:number-columns-repeated="2" office:value-type="string">
            <text:p>Perth</text:p>
          </table:table-cell>
          <table:table-cell office:value-type="float" office:value="412">
            <text:p>412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S</text:p>
          </table:table-cell>
          <table:table-cell office:value-type="string">
            <text:p>Renfrew</text:p>
          </table:table-cell>
          <table:table-cell office:value-type="string">
            <text:p>Paisley</text:p>
          </table:table-cell>
          <table:table-cell office:value-type="float" office:value="570">
            <text:p>570</text:p>
          </table:table-cell>
          <table:table-cell office:value-type="float" office:value="60">
            <text:p>60</text:p>
          </table:table-cell>
          <table:table-cell office:value-type="float" office:value="133">
            <text:p>133</text:p>
          </table:table-cell>
          <table:table-cell office:value-type="float" office:value="395">
            <text:p>395</text:p>
          </table:table-cell>
          <table:table-cell office:value-type="float" office:value="42">
            <text:p>42</text:p>
          </table:table-cell>
          <table:table-cell table:number-columns-repeated="1015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</text:p>
          </table:table-cell>
          <table:table-cell office:value-type="string">
            <text:p>Renfrew</text:p>
          </table:table-cell>
          <table:table-cell office:value-type="string">
            <text:p>Greenock</text:p>
          </table:table-cell>
          <table:table-cell office:value-type="float" office:value="189">
            <text:p>189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</text:p>
          </table:table-cell>
          <table:table-cell office:value-type="string">
            <text:p>Renfrew</text:p>
          </table:table-cell>
          <table:table-cell office:value-type="string">
            <text:p>Port Glasgow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</text:p>
          </table:table-cell>
          <table:table-cell office:value-type="string">
            <text:p>Ross</text:p>
          </table:table-cell>
          <table:table-cell office:value-type="string">
            <text:p>Fortfos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</text:p>
          </table:table-cell>
          <table:table-cell office:value-type="string">
            <text:p>Ross</text:p>
          </table:table-cell>
          <table:table-cell office:value-type="string">
            <text:p>Tain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</text:p>
          </table:table-cell>
          <table:table-cell office:value-type="string">
            <text:p>Roxburgh</text:p>
          </table:table-cell>
          <table:table-cell office:value-type="string">
            <text:p>Roxburgh</text:p>
          </table:table-cell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table:number-columns-repeated="1015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</text:p>
          </table:table-cell>
          <table:table-cell table:number-columns-repeated="2" office:value-type="string">
            <text:p>Selkirk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</text:p>
          </table:table-cell>
          <table:table-cell table:number-columns-repeated="2" office:value-type="string">
            <text:p>Stirling</text:p>
          </table:table-cell>
          <table:table-cell office:value-type="float" office:value="180">
            <text:p>180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</text:p>
          </table:table-cell>
          <table:table-cell office:value-type="string">
            <text:p>Sutherland</text:p>
          </table:table-cell>
          <table:table-cell office:value-type="string">
            <text:p>Dornoch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</text:p>
          </table:table-cell>
          <table:table-cell office:value-type="string">
            <text:p>Wigtown</text:p>
          </table:table-cell>
          <table:table-cell office:value-type="string">
            <text:p>Wigtown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</text:p>
          </table:table-cell>
          <table:table-cell office:value-type="string">
            <text:p>Wigtown</text:p>
          </table:table-cell>
          <table:table-cell office:value-type="string">
            <text:p>Stranraer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4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son_20_roster" style:display-name="PageStyle_prison ros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0" meta:object-count="0"/>
    <meta:generator>OpenOffice/4.1.1$Win32 OpenOffice.org_project/411m6$Build-9775</meta:generator>
  </office:meta>
</office:document-meta>
</file>